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235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4.754cm"/>
    </style:style>
    <style:style style:name="co7" style:family="table-column">
      <style:table-column-properties fo:break-before="auto" style:column-width="5.865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4.2cm"/>
    </style:style>
    <style:style style:name="co10" style:family="table-column">
      <style:table-column-properties fo:break-before="auto" style:column-width="4.179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4.258cm"/>
    </style:style>
    <style:style style:name="co14" style:family="table-column">
      <style:table-column-properties fo:break-before="auto" style:column-width="4.579cm"/>
    </style:style>
    <style:style style:name="co15" style:family="table-column">
      <style:table-column-properties fo:break-before="auto" style:column-width="5.015cm"/>
    </style:style>
    <style:style style:name="co16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3.526cm"/>
    </style:style>
    <style:style style:name="co18" style:family="table-column">
      <style:table-column-properties fo:break-before="auto" style:column-width="0.542cm"/>
    </style:style>
    <style:style style:name="co19" style:family="table-column">
      <style:table-column-properties fo:break-before="auto" style:column-width="11.259cm"/>
    </style:style>
    <style:style style:name="co20" style:family="table-column">
      <style:table-column-properties fo:break-before="auto" style:column-width="5.847cm"/>
    </style:style>
    <style:style style:name="co21" style:family="table-column">
      <style:table-column-properties fo:break-before="auto" style:column-width="3.574cm"/>
    </style:style>
    <style:style style:name="co22" style:family="table-column">
      <style:table-column-properties fo:break-before="auto" style:column-width="2.489cm"/>
    </style:style>
    <style:style style:name="co23" style:family="table-column">
      <style:table-column-properties fo:break-before="auto" style:column-width="2.282cm"/>
    </style:style>
    <style:style style:name="co24" style:family="table-column">
      <style:table-column-properties fo:break-before="auto" style:column-width="3.43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ce2" style:family="table-cell" style:parent-style-name="Default"/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E3]" office:value-type="string" office:string-value="INSERT INTO Advisor (StaffId,College) VALUES ('3423432','Science and Engineering);">
            <text:p>INSERT INTO Advisor (StaffId,College) VALUES ('3423432','Science and Engineering);</text:p>
          </table:table-cell>
        </table:table-row>
        <table:table-row table:style-name="ro1">
          <table:table-cell table:formula="of:=[Advisor.E4]" office:value-type="string" office:string-value="INSERT INTO Advisor (StaffId,College) VALUES ('5498923','Science and Engineering);">
            <text:p>INSERT INTO Advisor (StaffId,College) VALUES ('5498923','Science and Engineering);</text:p>
          </table:table-cell>
        </table:table-row>
        <table:table-row table:style-name="ro1">
          <table:table-cell table:formula="of:=[Advisor.E5]" office:value-type="string" office:string-value="INSERT INTO Advisor (StaffId,College) VALUES ('6829432','Arts);">
            <text:p>INSERT INTO Advisor (StaffId,College) VALUES ('6829432','Arts);</text:p>
          </table:table-cell>
        </table:table-row>
        <table:table-row table:style-name="ro1">
          <table:table-cell table:formula="of:=[Advisor.E6]" office:value-type="string" office:string-value="INSERT INTO Advisor (StaffId,College) VALUES ('5462624','Arts);">
            <text:p>INSERT INTO Advisor (StaffId,College) VALUES ('5462624','Arts);</text:p>
          </table:table-cell>
        </table:table-row>
        <table:table-row table:style-name="ro1">
          <table:table-cell table:formula="of:=[Course.I3]" office:value-type="string" office:string-value="INSERT INTO Course (CourseID,Name,Credit,Aim,School,College) VALUES ('ENG4425','Digital Communications','20','Teaching you the comms init','Engineering','Science and Engineering');">
            <text:p>INSERT INTO Course (CourseID,Name,Credit,Aim,School,College) VALUES ('ENG4425','Digital Communications','20','Teaching you the comms init','Engineering','Science and Engineering');</text:p>
          </table:table-cell>
        </table:table-row>
        <table:table-row table:style-name="ro1">
          <table:table-cell table:formula="of:=[Course.I4]" office:value-type="string" office:string-value="INSERT INTO Course (CourseID,Name,Credit,Aim,School,College) VALUES ('Compsci2436','Networks','10','How to interweb','Computing Science','Science and Engineering');">
            <text:p>INSERT INTO Course (CourseID,Name,Credit,Aim,School,College) VALUES ('Compsci2436','Networks','10','How to interweb','Computing Science','Science and Engineering');</text:p>
          </table:table-cell>
        </table:table-row>
        <table:table-row table:style-name="ro1">
          <table:table-cell table:formula="of:=[Course.I5]" office:value-type="string" office:string-value="INSERT INTO Course (CourseID,Name,Credit,Aim,School,College) VALUES ('MUSIC1323','Music for Dummies','10','What is a piano?','Culture and Creative Arts','Arts');">
            <text:p>INSERT INTO Course (CourseID,Name,Credit,Aim,School,College) VALUES ('MUSIC1323','Music for Dummies','10','What is a piano?','Culture and Creative Arts','Arts');</text:p>
          </table:table-cell>
        </table:table-row>
        <table:table-row table:style-name="ro1">
          <table:table-cell table:formula="of:=[Course.I6]" office:value-type="string" office:string-value="INSERT INTO Course (CourseID,Name,Credit,Aim,School,College) VALUES ('ENGLANG3012','English Literature','20','How to read101','Critical Studies','Arts');">
            <text:p>INSERT INTO Course (CourseID,Name,Credit,Aim,School,College) VALUES ('ENGLANG3012','English Literature','20','How to read101','Critical Studies','Arts');</text:p>
          </table:table-cell>
        </table:table-row>
        <table:table-row table:style-name="ro1">
          <table:table-cell table:formula="of:=[Course.I7]" office:value-type="string" office:string-value="INSERT INTO Course (CourseID,Name,Credit,Aim,School,College) VALUES ('ENG4427','Control','10','Teaching you the control init','Engineering','Science and Engineering');">
            <text:p>INSERT INTO Course (CourseID,Name,Credit,Aim,School,College) VALUES ('ENG4427','Control','10','Teaching you the control init','Engineering','Science and Engineering');</text:p>
          </table:table-cell>
        </table:table-row>
        <table:table-row table:style-name="ro1">
          <table:table-cell table:formula="of:=[Course.I8]" office:value-type="string" office:string-value="INSERT INTO Course (CourseID,Name,Credit,Aim,School,College) VALUES ('Compsci2438','Programming','10','How to “Hello World”','Computing Science','Science and Engineering');">
            <text:p>INSERT INTO Course (CourseID,Name,Credit,Aim,School,College) VALUES ('Compsci2438','Programming','10','How to “Hello World”','Computing Science','Science and Engineering');</text:p>
          </table:table-cell>
        </table:table-row>
        <table:table-row table:style-name="ro1">
          <table:table-cell table:formula="of:=[Course.I9]" office:value-type="string" office:string-value="INSERT INTO Course (CourseID,Name,Credit,Aim,School,College) VALUES ('MUSIC1325','Music for Thickies','10','What is a guitar?','Culture and Creative Arts','Arts');">
            <text:p>INSERT INTO Course (CourseID,Name,Credit,Aim,School,College) VALUES ('MUSIC1325','Music for Thickies','10','What is a guitar?','Culture and Creative Arts','Arts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College) VALUES ('ENGLANG3014','English Language','20','How to grammer101','Critical Studies','Arts');">
            <text:p>INSERT INTO Course (CourseID,Name,Credit,Aim,School,College) VALUES ('ENGLANG3014','English Language','20','How to grammer101','Critical Studies','Arts');</text:p>
          </table:table-cell>
        </table:table-row>
        <table:table-row table:style-name="ro1">
          <table:table-cell table:formula="of:=[Degree.E3]" office:value-type="string" office:string-value="INSERT INTO Degree (Name,School,College) values ('English Literature','Critical Studies','Arts');">
            <text:p>INSERT INTO Degree (Name,School,College) values ('English Literature','Critical Studies','Arts');</text:p>
          </table:table-cell>
        </table:table-row>
        <table:table-row table:style-name="ro1">
          <table:table-cell table:formula="of:=[Degree.E4]" office:value-type="string" office:string-value="INSERT INTO Degree (Name,School,College) values ('Computer Science','Computing Science','Science and Engineering');">
            <text:p>INSERT INTO Degree (Name,School,College) values ('Computer Science','Computing Science','Science and Engineering');</text:p>
          </table:table-cell>
        </table:table-row>
        <table:table-row table:style-name="ro1">
          <table:table-cell table:formula="of:=[Degree.E5]" office:value-type="string" office:string-value="INSERT INTO Degree (Name,School,College) values ('Mechanical Engineering','Engineering','Science and Engineering');">
            <text:p>INSERT INTO Degree (Name,School,College) values ('Mechanical Engineering','Engineering','Science and Engineering');</text:p>
          </table:table-cell>
        </table:table-row>
        <table:table-row table:style-name="ro1">
          <table:table-cell table:formula="of:=[Degree.E6]" office:value-type="string" office:string-value="INSERT INTO Degree (Name,School,College) values ('Electronic and Software Engineering','Engineering','Science and Engineering');">
            <text:p>INSERT INTO Degree (Name,School,College) values ('Electronic and Software Engineering','Engineering','Science and Engineering');</text:p>
          </table:table-cell>
        </table:table-row>
        <table:table-row table:style-name="ro1">
          <table:table-cell table:formula="of:=[Degree.E7]" office:value-type="string" office:string-value="INSERT INTO Degree (Name,School,College) values ('Music','Culture and Creative Arts','Arts');">
            <text:p>INSERT INTO Degree (Name,School,College) values ('Music','Culture and Creative Arts','Arts');</text:p>
          </table:table-cell>
        </table:table-row>
        <table:table-row table:style-name="ro1">
          <table:table-cell table:formula="of:=[DegreeHasCourse.E3]" office:value-type="string" office:string-value="INSERT INTO DegreeHasCourse (DegreeHasCourseId,Degree,CourseId) VALUES ('1','English Literature','ENGLANG3012');">
            <text:p>INSERT INTO DegreeHasCourse (DegreeHasCourseId,Degree,CourseId) VALUES ('1','English Literature','ENGLANG3012');</text:p>
          </table:table-cell>
        </table:table-row>
        <table:table-row table:style-name="ro1">
          <table:table-cell table:formula="of:=[DegreeHasCourse.E4]" office:value-type="string" office:string-value="INSERT INTO DegreeHasCourse (DegreeHasCourseId,Degree,CourseId) VALUES ('2','Computer Science','Compsci2438');">
            <text:p>INSERT INTO DegreeHasCourse (DegreeHasCourseId,Degree,CourseId) VALUES ('2','Computer Science','Compsci2438');</text:p>
          </table:table-cell>
        </table:table-row>
        <table:table-row table:style-name="ro1">
          <table:table-cell table:formula="of:=[DegreeHasCourse.E5]" office:value-type="string" office:string-value="INSERT INTO DegreeHasCourse (DegreeHasCourseId,Degree,CourseId) VALUES ('3','Mechanical Engineering','ENG4425');">
            <text:p>INSERT INTO DegreeHasCourse (DegreeHasCourseId,Degree,CourseId) VALUES ('3','Mechanical Engineering','ENG4425');</text:p>
          </table:table-cell>
        </table:table-row>
        <table:table-row table:style-name="ro1">
          <table:table-cell table:formula="of:=[DegreeHasCourse.E6]" office:value-type="string" office:string-value="INSERT INTO DegreeHasCourse (DegreeHasCourseId,Degree,CourseId) VALUES ('4','Electronic and Software Engineering','Compsci2436');">
            <text:p>INSERT INTO DegreeHasCourse (DegreeHasCourseId,Degree,CourseId) VALUES ('4','Electronic and Software Engineering','Compsci2436');</text:p>
          </table:table-cell>
        </table:table-row>
        <table:table-row table:style-name="ro1">
          <table:table-cell table:formula="of:=[DegreeHasCourse.E7]" office:value-type="string" office:string-value="INSERT INTO DegreeHasCourse (DegreeHasCourseId,Degree,CourseId) VALUES ('5','Music','MUSIC1323');">
            <text:p>INSERT INTO DegreeHasCourse (DegreeHasCourseId,Degree,CourseId) VALUES ('5','Music','MUSIC1323');</text:p>
          </table:table-cell>
        </table:table-row>
        <table:table-row table:style-name="ro1">
          <table:table-cell table:formula="of:=[DegreeHasCourse.E8]" office:value-type="string" office:string-value="INSERT INTO DegreeHasCourse (DegreeHasCourseId,Degree,CourseId) VALUES ('6','English Literature','ENGLANG3014');">
            <text:p>INSERT INTO DegreeHasCourse (DegreeHasCourseId,Degree,CourseId) VALUES ('6','English Literature','ENGLANG3014');</text:p>
          </table:table-cell>
        </table:table-row>
        <table:table-row table:style-name="ro1">
          <table:table-cell table:formula="of:=[DegreeHasCourse.E9]" office:value-type="string" office:string-value="INSERT INTO DegreeHasCourse (DegreeHasCourseId,Degree,CourseId) VALUES ('7','Computer Science','Compsci2438');">
            <text:p>INSERT INTO DegreeHasCourse (DegreeHasCourseId,Degree,CourseId) VALUES ('7','Computer Science','Compsci2438');</text:p>
          </table:table-cell>
        </table:table-row>
        <table:table-row table:style-name="ro1">
          <table:table-cell table:formula="of:=[DegreeHasCourse.E10]" office:value-type="string" office:string-value="INSERT INTO DegreeHasCourse (DegreeHasCourseId,Degree,CourseId) VALUES ('8','Mechanical Engineering','ENG4427');">
            <text:p>INSERT INTO DegreeHasCourse (DegreeHasCourseId,Degree,CourseId) VALUES ('8','Mechanical Engineering','ENG4427');</text:p>
          </table:table-cell>
        </table:table-row>
        <table:table-row table:style-name="ro1">
          <table:table-cell table:formula="of:=[DegreeHasCourse.E11]" office:value-type="string" office:string-value="INSERT INTO DegreeHasCourse (DegreeHasCourseId,Degree,CourseId) VALUES ('9','Electronic and Software Engineering','Compsci2438');">
            <text:p>INSERT INTO DegreeHasCourse (DegreeHasCourseId,Degree,CourseId) VALUES ('9','Electronic and Software Engineering','Compsci2438');</text:p>
          </table:table-cell>
        </table:table-row>
        <table:table-row table:style-name="ro1">
          <table:table-cell table:formula="of:=[DegreeHasCourse.E12]" office:value-type="string" office:string-value="INSERT INTO DegreeHasCourse (DegreeHasCourseId,Degree,CourseId) VALUES ('10','Music','MUSIC1325');">
            <text:p>INSERT INTO DegreeHasCourse (DegreeHasCourseId,Degree,CourseId) VALUES ('10','Music','MUSIC1325');</text:p>
          </table:table-cell>
        </table:table-row>
        <table:table-row table:style-name="ro1">
          <table:table-cell table:formula="of:=[DeptHead.F3]" office:value-type="string" office:string-value="INSERT INTO DeptHead (StaffId,Year,School,College) VALUES ('3435232','1','Engineering','Science and Engineering');">
            <text:p>INSERT INTO DeptHead (StaffId,Year,School,College) VALUES ('3435232','1','Engineering','Science and Engineering');</text:p>
          </table:table-cell>
        </table:table-row>
        <table:table-row table:style-name="ro1">
          <table:table-cell table:formula="of:=[DeptHead.F4]" office:value-type="string" office:string-value="INSERT INTO DeptHead (StaffId,Year,School,College) VALUES ('4533531','2','Computing Science','Science and Engineering');">
            <text:p>INSERT INTO DeptHead (StaffId,Year,School,College) VALUES ('4533531','2','Computing Science','Science and Engineering');</text:p>
          </table:table-cell>
        </table:table-row>
        <table:table-row table:style-name="ro1">
          <table:table-cell table:formula="of:=[DeptHead.F5]" office:value-type="string" office:string-value="INSERT INTO DeptHead (StaffId,Year,School,College) VALUES ('5345331','3','Culture and Creative Arts','Arts');">
            <text:p>INSERT INTO DeptHead (StaffId,Year,School,College) VALUES ('5345331','3','Culture and Creative Arts','Arts');</text:p>
          </table:table-cell>
        </table:table-row>
        <table:table-row table:style-name="ro1">
          <table:table-cell table:formula="of:=[DeptHead.F6]" office:value-type="string" office:string-value="INSERT INTO DeptHead (StaffId,Year,School,College) VALUES ('9023403','4','Critical Studies','Arts');">
            <text:p>INSERT INTO DeptHead (StaffId,Year,School,College) VALUES ('9023403','4','Critical Studies','Arts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StudentMatric,CourseId,Grade,Status) VALUES ('1','3000001','ENGLANG3012','B1','Completed');">
            <text:p>INSERT INTO StudentHasCourse (StudentHasCourseId,Student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StudentMatric,CourseId,Grade,Status) VALUES ('2','3000002','Compsci2436','A2','Completed');">
            <text:p>INSERT INTO StudentHasCourse (StudentHasCourseId,Student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StudentMatric,CourseId,Grade,Status) VALUES ('3','3000003','ENG4425','D3','Completed');">
            <text:p>INSERT INTO StudentHasCourse (StudentHasCourseId,Student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StudentMatric,CourseId,Grade,Status) VALUES ('4','3000004','ENG4425','C2','Completed');">
            <text:p>INSERT INTO StudentHasCourse (StudentHasCourseId,Student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StudentMatric,CourseId,Grade,Status) VALUES ('5','3000005','MUSIC1323','B2','Completed');">
            <text:p>INSERT INTO StudentHasCourse (StudentHasCourseId,Student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StudentMatric,CourseId,Grade,Status) VALUES ('6','3000006','ENGLANG3012','A3','Completed');">
            <text:p>INSERT INTO StudentHasCourse (StudentHasCourseId,Student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StudentMatric,CourseId,Grade,Status) VALUES ('7','3000007','Compsci2436','D3','Completed');">
            <text:p>INSERT INTO StudentHasCourse (StudentHasCourseId,Student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StudentMatric,CourseId,Grade,Status) VALUES ('8','3000008','ENGLANG3012','C3','Completed');">
            <text:p>INSERT INTO StudentHasCourse (StudentHasCourseId,Student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StudentMatric,CourseId,Grade,Status) VALUES ('9','3000009','Compsci2436','B3','Completed');">
            <text:p>INSERT INTO StudentHasCourse (StudentHasCourseId,Student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StudentMatric,CourseId,Grade,Status) VALUES ('10','3000010','MUSIC1323','A4','Completed');">
            <text:p>INSERT INTO StudentHasCourse (StudentHasCourseId,Student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StudentMatric,CourseId,Grade,Status) VALUES ('11','3000001','ENGLANG3014','B2','Completed');">
            <text:p>INSERT INTO StudentHasCourse (StudentHasCourseId,Student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StudentMatric,CourseId,Grade,Status) VALUES ('12','3000002','Compsci2438','','Uncompleted');">
            <text:p>INSERT INTO StudentHasCourse (StudentHasCourseId,Student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StudentMatric,CourseId,Grade,Status) VALUES ('13','3000003','ENG4427','','Uncompleted');">
            <text:p>INSERT INTO StudentHasCourse (StudentHasCourseId,Student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StudentMatric,CourseId,Grade,Status) VALUES ('14','3000004','Compsci2438','A5','Completed');">
            <text:p>INSERT INTO StudentHasCourse (StudentHasCourseId,Student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StudentMatric,CourseId,Grade,Status) VALUES ('15','3000005','MUSIC1325','D2','Completed');">
            <text:p>INSERT INTO StudentHasCourse (StudentHasCourseId,Student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StudentMatric,CourseId,Grade,Status) VALUES ('16','3000006','ENGLANG3014','C1','Completed');">
            <text:p>INSERT INTO StudentHasCourse (StudentHasCourseId,Student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StudentMatric,CourseId,Grade,Status) VALUES ('17','3000007','Compsci2438','B1','Completed');">
            <text:p>INSERT INTO StudentHasCourse (StudentHasCourseId,Student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StudentMatric,CourseId,Grade,Status) VALUES ('18','3000008','ENGLANG3014','A4','Completed');">
            <text:p>INSERT INTO StudentHasCourse (StudentHasCourseId,Student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StudentMatric,CourseId,Grade,Status) VALUES ('19','3000009','Compsci2438','G1','Failed');">
            <text:p>INSERT INTO StudentHasCourse (StudentHasCourseId,Student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StudentMatric,CourseId,Grade,Status) VALUES ('20','3000010','MUSIC1325','E2','Failed');">
            <text:p>INSERT INTO StudentHasCourse (StudentHasCourseId,Student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dvisor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College</text:p>
          </table:table-cell>
          <table:table-cell table:number-columns-repeated="3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) VALUES ('&quot;;[.A3];&quot;','&quot;;[.B3];&quot;);&quot;)" office:value-type="string" office:string-value="INSERT INTO Advisor (StaffId,College) VALUES ('3423432','Science and Engineering);">
            <text:p>INSERT INTO Advisor (StaffId,College) VALUES ('3423432','Science and Engineering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) VALUES ('&quot;;[.A4];&quot;','&quot;;[.B4];&quot;);&quot;)" office:value-type="string" office:string-value="INSERT INTO Advisor (StaffId,College) VALUES ('5498923','Science and Engineering);">
            <text:p>INSERT INTO Advisor (StaffId,College) VALUES ('5498923','Science and Engineering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) VALUES ('&quot;;[.A5];&quot;','&quot;;[.B5];&quot;);&quot;)" office:value-type="string" office:string-value="INSERT INTO Advisor (StaffId,College) VALUES ('6829432','Arts);">
            <text:p>INSERT INTO Advisor (StaffId,College) VALUES ('6829432','Arts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) VALUES ('&quot;;[.A6];&quot;','&quot;;[.B6];&quot;);&quot;)" office:value-type="string" office:string-value="INSERT INTO Advisor (StaffId,College) VALUES ('5462624','Arts);">
            <text:p>INSERT INTO Advisor (StaffId,College) VALUES ('5462624','Arts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3];&quot;','&quot;;[.B3];&quot;','&quot;;[.C3];&quot;','&quot;;[.D3];&quot;','&quot;;[.E3];&quot;','&quot;;[.F3];&quot;');&quot;)" office:value-type="string" office:string-value="INSERT INTO Course (CourseID,Name,Credit,Aim,School,College) VALUES ('ENG4425','Digital Communications','20','Teaching you the comms init','Engineering','Science and Engineering');">
            <text:p>INSERT INTO Course (CourseID,Name,Credit,Aim,School,College) VALUES ('ENG4425','Digital Communications','20','Teaching you the comms init','Engineering','Science and Engineering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4];&quot;','&quot;;[.B4];&quot;','&quot;;[.C4];&quot;','&quot;;[.D4];&quot;','&quot;;[.E4];&quot;','&quot;;[.F4];&quot;');&quot;)" office:value-type="string" office:string-value="INSERT INTO Course (CourseID,Name,Credit,Aim,School,College) VALUES ('Compsci2436','Networks','10','How to interweb','Computing Science','Science and Engineering');">
            <text:p>INSERT INTO Course (CourseID,Name,Credit,Aim,School,College) VALUES ('Compsci2436','Networks','10','How to interweb','Computing Science','Science and Engineering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5];&quot;','&quot;;[.B5];&quot;','&quot;;[.C5];&quot;','&quot;;[.D5];&quot;','&quot;;[.E5];&quot;','&quot;;[.F5];&quot;');&quot;)" office:value-type="string" office:string-value="INSERT INTO Course (CourseID,Name,Credit,Aim,School,College) VALUES ('MUSIC1323','Music for Dummies','10','What is a piano?','Culture and Creative Arts','Arts');">
            <text:p>INSERT INTO Course (CourseID,Name,Credit,Aim,School,College) VALUES ('MUSIC1323','Music for Dummies','10','What is a piano?','Culture and Creative Arts','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6];&quot;','&quot;;[.B6];&quot;','&quot;;[.C6];&quot;','&quot;;[.D6];&quot;','&quot;;[.E6];&quot;','&quot;;[.F6];&quot;');&quot;)" office:value-type="string" office:string-value="INSERT INTO Course (CourseID,Name,Credit,Aim,School,College) VALUES ('ENGLANG3012','English Literature','20','How to read101','Critical Studies','Arts');">
            <text:p>INSERT INTO Course (CourseID,Name,Credit,Aim,School,College) VALUES ('ENGLANG3012','English Literature','20','How to read101','Critical Studies','Art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7];&quot;','&quot;;[.B7];&quot;','&quot;;[.C7];&quot;','&quot;;[.D7];&quot;','&quot;;[.E7];&quot;','&quot;;[.F7];&quot;');&quot;)" office:value-type="string" office:string-value="INSERT INTO Course (CourseID,Name,Credit,Aim,School,College) VALUES ('ENG4427','Control','10','Teaching you the control init','Engineering','Science and Engineering');">
            <text:p>INSERT INTO Course (CourseID,Name,Credit,Aim,School,College) VALUES ('ENG4427','Control','10','Teaching you the control init','Engineering','Science and 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8];&quot;','&quot;;[.B8];&quot;','&quot;;[.C8];&quot;','&quot;;[.D8];&quot;','&quot;;[.E8];&quot;','&quot;;[.F8];&quot;');&quot;)" office:value-type="string" office:string-value="INSERT INTO Course (CourseID,Name,Credit,Aim,School,College) VALUES ('Compsci2438','Programming','10','How to “Hello World”','Computing Science','Science and Engineering');">
            <text:p>INSERT INTO Course (CourseID,Name,Credit,Aim,School,College) VALUES ('Compsci2438','Programming','10','How to “Hello World”','Computing Science','Science and Engineering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9];&quot;','&quot;;[.B9];&quot;','&quot;;[.C9];&quot;','&quot;;[.D9];&quot;','&quot;;[.E9];&quot;','&quot;;[.F9];&quot;');&quot;)" office:value-type="string" office:string-value="INSERT INTO Course (CourseID,Name,Credit,Aim,School,College) VALUES ('MUSIC1325','Music for Thickies','10','What is a guitar?','Culture and Creative Arts','Arts');">
            <text:p>INSERT INTO Course (CourseID,Name,Credit,Aim,School,College) VALUES ('MUSIC1325','Music for Thickies','10','What is a guitar?','Culture and Creative Arts','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0];&quot;','&quot;;[.B10];&quot;','&quot;;[.C10];&quot;','&quot;;[.D10];&quot;','&quot;;[.E10];&quot;','&quot;;[.F10];&quot;');&quot;)" office:value-type="string" office:string-value="INSERT INTO Course (CourseID,Name,Credit,Aim,School,College) VALUES ('ENGLANG3014','English Language','20','How to grammer101','Critical Studies','Arts');">
            <text:p>INSERT INTO Course (CourseID,Name,Credit,Aim,School,College) VALUES ('ENGLANG3014','English Language','20','How to grammer101','Critical Studies','Arts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 (Name,School,College) values ('English Literature','Critical Studies','Arts');">
            <text:p>INSERT INTO Degree (Name,School,College) values ('English Literature','Critical Studies','Arts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 (Name,School,College) values ('Computer Science','Computing Science','Science and Engineering');">
            <text:p>INSERT INTO Degree (Name,School,College) values ('Computer Science','Computing Science','Science and Engineering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 (Name,School,College) values ('Mechanical Engineering','Engineering','Science and Engineering');">
            <text:p>INSERT INTO Degree (Name,School,College) values ('Mechanical Engineering','Engineering','Science and 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 (Name,School,College) values ('Electronic and Software Engineering','Engineering','Science and Engineering');">
            <text:p>INSERT INTO Degree (Name,School,College) values ('Electronic and Software Engineering','Engineering','Science and Engineeri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 (Name,School,College) values ('Music','Culture and Creative Arts','Arts');">
            <text:p>INSERT INTO Degree (Name,School,College) values ('Music','Culture and Creative Arts','Arts');</text:p>
          </table:table-cell>
        </table:table-row>
      </table:table>
      <table:table table:name="DegreeHasCourse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HasCourse</text:p>
          </table:table-cell>
          <table:table-cell table:number-columns-repeated="4"/>
        </table:table-row>
        <table:table-row table:style-name="ro1">
          <table:table-cell office:value-type="string">
            <text:p>Degree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HasCourse (DegreeHasCourseId,Degree,CourseId) VALUES ('1','English Literature','ENGLANG3012');">
            <text:p>INSERT INTO DegreeHasCourse (Degree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HasCourse (DegreeHasCourseId,Degree,CourseId) VALUES ('2','Computer Science','Compsci2438');">
            <text:p>INSERT INTO DegreeHasCourse (Degree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HasCourse (DegreeHasCourseId,Degree,CourseId) VALUES ('3','Mechanical Engineering','ENG4425');">
            <text:p>INSERT INTO DegreeHasCourse (Degree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HasCourse (DegreeHasCourseId,Degree,CourseId) VALUES ('4','Electronic and Software Engineering','Compsci2436');">
            <text:p>INSERT INTO DegreeHasCourse (Degree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HasCourse (DegreeHasCourseId,Degree,CourseId) VALUES ('5','Music','MUSIC1323');">
            <text:p>INSERT INTO DegreeHasCourse (Degree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DegreeHasCourse (DegreeHasCourseId,Degree,CourseId) VALUES ('6','English Literature','ENGLANG3014');">
            <text:p>INSERT INTO DegreeHasCourse (Degree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DegreeHasCourse (DegreeHasCourseId,Degree,CourseId) VALUES ('7','Computer Science','Compsci2438');">
            <text:p>INSERT INTO DegreeHasCourse (Degree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DegreeHasCourse (DegreeHasCourseId,Degree,CourseId) VALUES ('8','Mechanical Engineering','ENG4427');">
            <text:p>INSERT INTO DegreeHasCourse (Degree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DegreeHasCourse (DegreeHasCourseId,Degree,CourseId) VALUES ('9','Electronic and Software Engineering','Compsci2438');">
            <text:p>INSERT INTO DegreeHasCourse (Degree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DegreeHasCourse (DegreeHasCourseId,Degree,CourseId) VALUES ('10','Music','MUSIC1325');">
            <text:p>INSERT INTO DegreeHasCourse (DegreeHasCourseId,Degree,CourseId) VALUES ('10','Music','MUSIC1325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ptHead</text:p>
          </table:table-cell>
          <table:table-cell table:number-columns-repeated="5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ptHead (StaffId,Year,School,College) VALUES ('3435232','1','Engineering','Science and Engineering');">
            <text:p>INSERT INTO DeptHead (StaffId,Year,School,College) VALUES ('3435232','1','Engineering','Science and Engineering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ptHead (StaffId,Year,School,College) VALUES ('4533531','2','Computing Science','Science and Engineering');">
            <text:p>INSERT INTO DeptHead (StaffId,Year,School,College) VALUES ('4533531','2','Computing Science','Science and Engineering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ptHead (StaffId,Year,School,College) VALUES ('5345331','3','Culture and Creative Arts','Arts');">
            <text:p>INSERT INTO DeptHead (StaffId,Year,School,College) VALUES ('5345331','3','Culture and Creative Arts','Art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ptHead (StaffId,Year,School,College) VALUES ('9023403','4','Critical Studies','Arts');">
            <text:p>INSERT INTO DeptHead (StaffId,Year,School,College) VALUES ('9023403','4','Critical Studies','Arts');</text:p>
          </table:table-cell>
        </table:table-row>
      </table:table>
      <table:table table:name="School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ce2"/>
        <table:table-column table:style-name="co1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Student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StudentMatric,CourseId,Grade,Status) VALUES ('1','3000001','ENGLANG3012','B1','Completed');">
            <text:p>INSERT INTO StudentHasCourse (StudentHasCourseId,Student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StudentMatric,CourseId,Grade,Status) VALUES ('2','3000002','Compsci2436','A2','Completed');">
            <text:p>INSERT INTO StudentHasCourse (StudentHasCourseId,Student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StudentMatric,CourseId,Grade,Status) VALUES ('3','3000003','ENG4425','D3','Completed');">
            <text:p>INSERT INTO StudentHasCourse (StudentHasCourseId,Student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StudentMatric,CourseId,Grade,Status) VALUES ('4','3000004','ENG4425','C2','Completed');">
            <text:p>INSERT INTO StudentHasCourse (StudentHasCourseId,Student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StudentMatric,CourseId,Grade,Status) VALUES ('5','3000005','MUSIC1323','B2','Completed');">
            <text:p>INSERT INTO StudentHasCourse (StudentHasCourseId,Student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StudentMatric,CourseId,Grade,Status) VALUES ('6','3000006','ENGLANG3012','A3','Completed');">
            <text:p>INSERT INTO StudentHasCourse (StudentHasCourseId,Student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StudentMatric,CourseId,Grade,Status) VALUES ('7','3000007','Compsci2436','D3','Completed');">
            <text:p>INSERT INTO StudentHasCourse (StudentHasCourseId,Student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StudentMatric,CourseId,Grade,Status) VALUES ('8','3000008','ENGLANG3012','C3','Completed');">
            <text:p>INSERT INTO StudentHasCourse (StudentHasCourseId,Student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StudentMatric,CourseId,Grade,Status) VALUES ('9','3000009','Compsci2436','B3','Completed');">
            <text:p>INSERT INTO StudentHasCourse (StudentHasCourseId,Student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StudentMatric,CourseId,Grade,Status) VALUES ('10','3000010','MUSIC1323','A4','Completed');">
            <text:p>INSERT INTO StudentHasCourse (StudentHasCourseId,Student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StudentMatric,CourseId,Grade,Status) VALUES ('11','3000001','ENGLANG3014','B2','Completed');">
            <text:p>INSERT INTO StudentHasCourse (StudentHasCourseId,Student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StudentMatric,CourseId,Grade,Status) VALUES ('12','3000002','Compsci2438','','Uncompleted');">
            <text:p>INSERT INTO StudentHasCourse (StudentHasCourseId,Student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StudentMatric,CourseId,Grade,Status) VALUES ('13','3000003','ENG4427','','Uncompleted');">
            <text:p>INSERT INTO StudentHasCourse (StudentHasCourseId,Student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StudentMatric,CourseId,Grade,Status) VALUES ('14','3000004','Compsci2438','A5','Completed');">
            <text:p>INSERT INTO StudentHasCourse (StudentHasCourseId,Student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StudentMatric,CourseId,Grade,Status) VALUES ('15','3000005','MUSIC1325','D2','Completed');">
            <text:p>INSERT INTO StudentHasCourse (StudentHasCourseId,Student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StudentMatric,CourseId,Grade,Status) VALUES ('16','3000006','ENGLANG3014','C1','Completed');">
            <text:p>INSERT INTO StudentHasCourse (StudentHasCourseId,Student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StudentMatric,CourseId,Grade,Status) VALUES ('17','3000007','Compsci2438','B1','Completed');">
            <text:p>INSERT INTO StudentHasCourse (StudentHasCourseId,Student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StudentMatric,CourseId,Grade,Status) VALUES ('18','3000008','ENGLANG3014','A4','Completed');">
            <text:p>INSERT INTO StudentHasCourse (StudentHasCourseId,Student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StudentMatric,CourseId,Grade,Status) VALUES ('19','3000009','Compsci2438','G1','Failed');">
            <text:p>INSERT INTO StudentHasCourse (StudentHasCourseId,Student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StudentMatric,CourseId,Grade,Status) VALUES ('20','3000010','MUSIC1325','E2','Failed');">
            <text:p>INSERT INTO StudentHasCourse (StudentHasCourseId,Student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6/01/2014</text:date>, <text:time>23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1-26T23:40:21</dc:date>
    <dc:creator>Joshua Marks</dc:creator>
    <meta:editing-duration>P2DT6H46M41S</meta:editing-duration>
    <meta:editing-cycles>18</meta:editing-cycles>
    <meta:generator>OpenOffice/4.0.0$Unix OpenOffice.org_project/400m3$Build-9702</meta:generator>
    <meta:document-statistic meta:table-count="12" meta:cell-count="595" meta:object-count="0"/>
    <meta:user-defined meta:name=""/>
  </office:meta>
</office:document-meta>
</file>